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Harilik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Harili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Text_20_body">
      <style:paragraph-properties fo:line-height="150%" fo:text-align="justify" style:justify-single-word="false"/>
      <style:text-properties fo:language="en" fo:country="US"/>
    </style:style>
    <style:style style:name="P4" style:family="paragraph" style:parent-style-name="Heading_20_1">
      <style:paragraph-properties fo:line-height="150%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 style:list-style-name="L1">
      <style:paragraph-properties fo:line-height="150%"/>
    </style:style>
    <style:style style:name="P8" style:family="paragraph" style:parent-style-name="Text_20_body" style:list-style-name="L2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ample"/>
      </text:sequence-decls>
      <text:h text:style-name="P4" text:outline-level="1">4+1 Architectural View</text:h>
      <text:h text:style-name="P5" text:outline-level="2">Logical view</text:h>
      <text:p text:style-name="P2"/>
      <text:h text:style-name="P5" text:outline-level="2">Development view</text:h>
      <text:p text:style-name="P3"/>
      <text:h text:style-name="P5" text:outline-level="2">Process view</text:h>
      <text:p text:style-name="P1"/>
      <text:h text:style-name="P5" text:outline-level="2">Physical view</text:h>
      <text:p text:style-name="P1"/>
      <text:h text:style-name="P5" text:outline-level="2">Scenarios</text:h>
      <text:p text:style-name="P1">Title: User creates a mashup of European average wages data with map, table and menu</text:p>
      <text:p text:style-name="P1">Actions:</text:p>
      <text:list xml:id="list38492812" text:style-name="L1">
        <text:list-item>
          <text:p text:style-name="P7">User select European average wages data widget.</text:p>
        </text:list-item>
        <text:list-item>
          <text:p text:style-name="P7">User selects map, table and menu visual widgets.</text:p>
        </text:list-item>
        <text:list-item>
          <text:p text:style-name="P7">User submits form to application.</text:p>
        </text:list-item>
        <text:list-item>
          <text:p text:style-name="P7">Application reads rules and sends to rule service.</text:p>
        </text:list-item>
        <text:list-item>
          <text:p text:style-name="P7">Application reads template files and sends to rule service.</text:p>
        </text:list-item>
        <text:list-item>
          <text:p text:style-name="P7">Application reads widget files and sends to rule service.</text:p>
        </text:list-item>
        <text:list-item>
          <text:p text:style-name="P7">Application queries rule service for template.</text:p>
        </text:list-item>
        <text:list-item>
          <text:p text:style-name="P7">Application queries rule service for widget positions in the template.</text:p>
        </text:list-item>
        <text:list-item>
          <text:p text:style-name="P7">Application inserts widgets into template.</text:p>
        </text:list-item>
        <text:list-item>
          <text:p text:style-name="P7">Application returns mashup to user.</text:p>
        </text:list-item>
      </text:list>
      <text:p text:style-name="P1">Title: User visits created mashup</text:p>
      <text:list xml:id="list38660361" text:style-name="L2">
        <text:list-item>
          <text:p text:style-name="P8">User visits URL where mashup is uploaded</text:p>
        </text:list-item>
        <text:list-item>
          <text:p text:style-name="P8"><text:soft-page-break/>Mashup reads widgets</text:p>
        </text:list-item>
        <text:list-item>
          <text:p text:style-name="P8">Mashup resizes widgets according to user browser dimensions and templ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Harilik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Harili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lement" style:family="paragraph" style:parent-style-name="Text_20_body" style:class="text">
      <style:paragraph-properties>
        <style:tab-stops/>
      </style:paragraph-properties>
      <style:text-properties style:font-name="Times New Roman1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xample" style:family="paragraph" style:parent-style-name="Caption"/>
    <style:style style:name="Kood" style:family="paragraph" style:parent-style-name="Table_20_Contents" style:master-page-name="">
      <style:paragraph-properties style:page-number="auto"/>
    </style:style>
    <style:style style:name="Kood2" style:family="paragraph" style:parent-style-name="Kood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5H59M10S</meta:editing-duration>
    <meta:editing-cycles>292</meta:editing-cycles>
    <meta:generator>LibreOffice/3.5$Windows_x86 LibreOffice_project/dc9775d-05ecbee-0851ad3-1586698-727bf66</meta:generator>
    <dc:date>2012-08-23T18:54:56.54</dc:date>
    <meta:document-statistic meta:table-count="0" meta:image-count="0" meta:object-count="0" meta:page-count="2" meta:paragraph-count="22" meta:word-count="138" meta:character-count="236" meta:non-whitespace-character-count="753"/>
    <meta:user-defined meta:name="Info 1"/>
    <meta:user-defined meta:name="Info 2"/>
    <meta:user-defined meta:name="Info 3"/>
    <meta:user-defined meta:name="Info 4"/>
  </office:meta>
</office:document-meta>
</file>